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j 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amda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 → Tiempo entre arribos</text:p>
          </table:table-cell>
          <table:table-cell table:number-columns-repeated="3"/>
          <table:table-cell office:value-type="string" calcext:value-type="string">
            <text:p>1/lamda</text:p>
          </table:table-cell>
          <table:table-cell table:formula="of:=1/[.B1]" office:value-type="float" office:value="0.0666666666666667" calcext:value-type="float">
            <text:p>0.0666666666666667</text:p>
          </table:table-cell>
          <table:table-cell office:value-type="string" calcext:value-type="string">
            <text:p>Horas ó 4 min</text:p>
          </table:table-cell>
        </table:table-row>
        <table:table-row table:style-name="ro1">
          <table:table-cell office:value-type="string" calcext:value-type="string">
            <text:p>B → Tiempo entre servicios</text:p>
          </table:table-cell>
          <table:table-cell table:number-columns-repeated="3"/>
          <table:table-cell office:value-type="string" calcext:value-type="string">
            <text:p>1/mu</text:p>
          </table:table-cell>
          <table:table-cell table:formula="of:=1/[.B2]" office:value-type="float" office:value="0.04" calcext:value-type="float">
            <text:p>0.04</text:p>
          </table:table-cell>
          <table:table-cell office:value-type="string" calcext:value-type="string">
            <text:p>horas ó 2.4 min</text:p>
          </table:table-cell>
        </table:table-row>
        <table:table-row table:style-name="ro1">
          <table:table-cell office:value-type="string" calcext:value-type="string">
            <text:p>C → Coeficiente de tráfico </text:p>
          </table:table-cell>
          <table:table-cell table:number-columns-repeated="3"/>
          <table:table-cell office:value-type="string" calcext:value-type="string">
            <text:p>ro</text:p>
          </table:table-cell>
          <table:table-cell table:formula="of:=[.B1]/[.B2]" office:value-type="float" office:value="0.6" calcext:value-type="float">
            <text:p>0.6</text:p>
          </table:table-cell>
          <table:table-cell office:value-type="string" calcext:value-type="string">
            <text:p>x100%</text:p>
          </table:table-cell>
        </table:table-row>
        <table:table-row table:style-name="ro1">
          <table:table-cell office:value-type="string" calcext:value-type="string">
            <text:p>D → Distribucion de probabilidades</text:p>
          </table:table-cell>
          <table:table-cell table:number-columns-repeated="3"/>
          <table:table-cell office:value-type="string" calcext:value-type="string">
            <text:p>Markoviano</text:p>
          </table:table-cell>
          <table:table-cell office:value-type="string" calcext:value-type="string">
            <text:p>exponencial</text:p>
          </table:table-cell>
          <table:table-cell/>
        </table:table-row>
        <table:table-row table:style-name="ro1">
          <table:table-cell office:value-type="string" calcext:value-type="string">
            <text:p>E → Probabilidad de esperar</text:p>
          </table:table-cell>
          <table:table-cell table:number-columns-repeated="3"/>
          <table:table-cell office:value-type="string" calcext:value-type="string">
            <text:p>ro</text:p>
          </table:table-cell>
          <table:table-cell table:formula="of:=[.F8]" office:value-type="float" office:value="0.6" calcext:value-type="float">
            <text:p>0.6</text:p>
          </table:table-cell>
          <table:table-cell office:value-type="string" calcext:value-type="string">
            <text:p>x100%</text:p>
          </table:table-cell>
        </table:table-row>
        <table:table-row table:style-name="ro1">
          <table:table-cell office:value-type="string" calcext:value-type="string">
            <text:p>F → Numero promedio de unidades en la cola</text:p>
          </table:table-cell>
          <table:table-cell table:number-columns-repeated="3"/>
          <table:table-cell office:value-type="string" calcext:value-type="string">
            <text:p>Lq</text:p>
          </table:table-cell>
          <table:table-cell table:formula="of:=POWER([.F8];2)/(1-[.F8])" office:value-type="float" office:value="0.9" calcext:value-type="float">
            <text:p>0.9</text:p>
          </table:table-cell>
          <table:table-cell office:value-type="string" calcext:value-type="string">
            <text:p>personas</text:p>
          </table:table-cell>
        </table:table-row>
        <table:table-row table:style-name="ro1">
          <table:table-cell office:value-type="string" calcext:value-type="string">
            <text:p>G → Numero de unidades promedio en el sistema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formula="of:=[.F8]/(1-[.F8])" office:value-type="float" office:value="1.5" calcext:value-type="float">
            <text:p>1.5</text:p>
          </table:table-cell>
          <table:table-cell office:value-type="string" calcext:value-type="string">
            <text:p>personas</text:p>
          </table:table-cell>
        </table:table-row>
        <table:table-row table:style-name="ro1">
          <table:table-cell office:value-type="string" calcext:value-type="string">
            <text:p>H → Tiempo promedio en la cola</text:p>
          </table:table-cell>
          <table:table-cell table:number-columns-repeated="3"/>
          <table:table-cell office:value-type="string" calcext:value-type="string">
            <text:p>Wq</text:p>
          </table:table-cell>
          <table:table-cell table:formula="of:=[.B1]/([.B2]*([.B2]-[.B1]))" office:value-type="float" office:value="0.06" calcext:value-type="float">
            <text:p>0.06</text:p>
          </table:table-cell>
          <table:table-cell office:value-type="string" calcext:value-type="string">
            <text:p>horas <text:s/></text:p>
          </table:table-cell>
        </table:table-row>
        <table:table-row table:style-name="ro1">
          <table:table-cell office:value-type="string" calcext:value-type="string">
            <text:p>I → Tiempo rpomedio en el sistema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formula="of:=1/([.B2]-[.B1])" office:value-type="float" office:value="0.1" calcext:value-type="float">
            <text:p>0.1</text:p>
          </table:table-cell>
          <table:table-cell office:value-type="string" calcext:value-type="string">
            <text:p>horas <text:s/></text:p>
          </table:table-cell>
        </table:table-row>
      </table:table>
      <table:table table:name="Ej 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ambda</text:p>
          </table:table-cell>
          <table:table-cell table:formula="of:=1/[.F5]" office:value-type="float" office:value="0.366300366300366" calcext:value-type="float">
            <text:p>0.36630036630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</text:p>
          </table:table-cell>
          <table:table-cell table:formula="of:=1/[.F6]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</text:p>
          </table:table-cell>
          <table:table-cell table:formula="of:=[.B1]/[.B2]" office:value-type="float" office:value="0.915750915750916" calcext:value-type="float">
            <text:p>0.9157509157509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empo entre arribos </text:p>
          </table:table-cell>
          <table:table-cell table:number-columns-repeated="3"/>
          <table:table-cell office:value-type="string" calcext:value-type="string">
            <text:p>1/lambda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Tiempo entre servicios</text:p>
          </table:table-cell>
          <table:table-cell table:number-columns-repeated="3"/>
          <table:table-cell office:value-type="string" calcext:value-type="string">
            <text:p>1/mu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Probabilidad de esperar de una persona</text:p>
          </table:table-cell>
          <table:table-cell table:number-columns-repeated="5"/>
        </table:table-row>
      </table:table>
      <table:table table:name="Ej 6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mda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u</text:p>
          </table:table-cell>
          <table:table-cell table:formula="of:=60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table:formula="of:=[.B2]/[.B3]" office:value-type="float" office:value="1.66666666666667" calcext:value-type="float">
            <text:p>1.66666666666667</text:p>
          </table:table-cell>
          <table:table-cell office:value-type="string" calcext:value-type="string">
            <text:p>factor de utilizacion del sistema</text:p>
          </table:table-cell>
        </table:table-row>
        <table:table-row table:style-name="ro1">
          <table:table-cell/>
          <table:table-cell office:value-type="string" calcext:value-type="string">
            <text:p>Mayor a 1 entonces necesitamos mas servidore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o 2 servidores</text:p>
          </table:table-cell>
          <table:table-cell table:formula="of:=[.B2]/(2*[.B3])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0</text:p>
          </table:table-cell>
          <table:table-cell office:value-type="string" calcext:value-type="string">
            <text:p>probabilidad de que la cola este vacia</text:p>
          </table:table-cell>
          <table:table-cell/>
        </table:table-row>
      </table:table>
      <table:table table:name="Ej 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mda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u</text:p>
          </table:table-cell>
          <table:table-cell table:formula="of:=60/4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 </text:p>
          </table:table-cell>
          <table:table-cell table:formula="of:=[.$B$1]/([.B4]*[.$B$2])" office:value-type="float" office:value="1.33333333333333" calcext:value-type="float">
            <text:p>1.33333333333333</text:p>
          </table:table-cell>
          <table:table-cell table:formula="of:=[.$B$1]/([.C4]*[.$B$2])" office:value-type="float" office:value="0.666666666666667" calcext:value-type="float">
            <text:p>0.66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4:41:19.201775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4:46:03.606616428</meta:creation-date>
    <dc:date>2021-11-03T16:03:00.687638318</dc:date>
    <meta:editing-duration>PT59M7S</meta:editing-duration>
    <meta:editing-cycles>4</meta:editing-cycles>
    <meta:generator>LibreOffice/7.2.2.2$Linux_X86_64 LibreOffice_project/20$Build-2</meta:generator>
    <meta:document-statistic meta:table-count="4" meta:cell-count="73" meta:object-count="0"/>
  </office:meta>
</office:document-meta>
</file>